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draw:auto-grow-height="true" fo:min-height="2.845cm"/>
      <style:paragraph-properties style:writing-mode="lr-tb"/>
    </style:style>
    <style:style style:name="pr8" style:family="presentation" style:parent-style-name="Standard_20_2-title">
      <style:graphic-properties draw:auto-grow-height="true" fo:min-height="2.65cm"/>
      <style:paragraph-properties style:writing-mode="lr-tb"/>
    </style:style>
    <style:style style:name="pr9" style:family="presentation" style:parent-style-name="Standard_20_2-outline1">
      <style:graphic-properties fo:min-height="11.93cm"/>
      <style:paragraph-properties style:writing-mode="lr-tb"/>
    </style:style>
    <style:style style:name="pr10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02cm" fo:text-align="justify" fo:text-indent="0cm">
        <style:tab-stops/>
      </style:paragraph-properties>
    </style:style>
    <style:style style:name="P6" style:family="paragraph">
      <style:paragraph-properties fo:margin-left="0cm" fo:margin-right="0cm" fo:margin-top="0cm" fo:margin-bottom="0.302cm" fo:text-align="start" fo:text-indent="0cm">
        <style:tab-stops/>
      </style:paragraph-properties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margin-left="0cm" fo:margin-right="0cm" fo:margin-top="0cm" fo:margin-bottom="0.302cm" fo:text-align="justify" fo:text-indent="0cm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>React.js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Storia<text:tab/>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>2011: Creata da Facebook</text:p>
              </text:list-item>
              <text:list-item>
                <text:p>2012: Utilizzata da Instagram </text:p>
              </text:list-item>
              <text:list-item>
                <text:p>2013: Facebook la rende open source</text:p>
              </text:list-item>
              <text:list-item>
                <text:p>2014: inizia l’adozione da parte di grandi compagnie</text:p>
              </text:list-item>
              <text:list-item>
                <text:p>2015: Facebook rende open source React Native, per Android e iOS</text:p>
              </text:list-item>
              <text:list-item>
                <text:p>2016: uso di Semantic Versioning nel rilascio dei componenti che permette di rilasciare o upgradare I package senza rilasciare nuove versioni dei pachetti dipendenti</text:p>
              </text:list-item>
              <text:list-item>
                <text:p>Al giorno d’oggi molte delle aziende Fortune 500 lo utilizzano.</text:p>
              </text:list-item>
              <text:list-item>
                <text:p>Facebook ha un team per lo sviluppo e manutenzione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Perchè utilizzare React<text:tab/>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>È flesibile</text:p>
              </text:list-item>
              <text:list-item>
                <text:p>È amato dagli sviluppatori</text:p>
              </text:list-item>
              <text:list-item>
                <text:p>È supportato da Facebook</text:p>
              </text:list-item>
              <text:list-item>
                <text:p>È supportato da una vasta comunità</text:p>
              </text:list-item>
              <text:list-item>
                <text:p>Ottime prestazioni</text:p>
              </text:list-item>
              <text:list-item>
                <text:p>Facile da testare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list text:style-name="L2">
              <text:list-item>
                <text:p text:style-name="P5">React è flesibile</text:p>
              </text:list-item>
            </text:list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 text:style-name="P1">Una volta imparato lo si può utilizzare in una grande quantità di piattaforme</text:p>
              </text:list-item>
              <text:list-item>
                <text:p text:style-name="P1">React crea componenti per applicazioni web come bottoni e griglie, ma è evoluto in un eco sistema che copre i casi più diversi</text:p>
              </text:list-item>
              <text:list-item>
                <text:p text:style-name="P1">Si può utilizzare per:</text:p>
                <text:list>
                  <text:list-item>
                    <text:p text:style-name="P1">creare siti web</text:p>
                  </text:list-item>
                  <text:list-item>
                    <text:p text:style-name="P1">applicazioni per cellulari (React Native)</text:p>
                  </text:list-item>
                  <text:list-item>
                    <text:p text:style-name="P1">applicazioni Desktop (Electron)</text:p>
                  </text:list-item>
                  <text:list-item>
                    <text:p text:style-name="P1">Applicazioni di reatà virutale (React VR) </text:p>
                  </text:list-item>
                </text:list>
              </text:list-item>
              <text:list-item>
                <text:p text:style-name="P1">Può essere innestato in altre applicazioni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7" draw:text-style-name="P7" draw:layer="layout" svg:width="25.005cm" svg:height="2.845cm" draw:transform="rotate (0.142244334037538) translate (0.272cm 1.318cm)" presentation:class="title" presentation:user-transformed="true">
          <draw:text-box>
            <text:list text:style-name="L2">
              <text:list-item>
                <text:p text:style-name="P6"><text:span text:style-name="T1">React</text:span><text:span text:style-name="T1"><text:tab/></text:span><text:span text:style-name="T1">è </text:span>amato</text:p>
              </text:list-item>
            </text:list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 text:style-name="P1">Permettendo uno svluppo rapido aiutato da un piccolo numero di API crea un ambiente ottimo per il programmatore</text:p>
              </text:list-item>
              <text:list-item>
                <text:p text:style-name="P1">È facile da imparare, ha pochi concetti.</text:p>
              </text:list-item>
              <text:list-item>
                <text:p text:style-name="P1">React integra HTML, CSS e JavaScript in un unico ambiente</text:p>
              </text:list-item>
              <text:list-item>
                <text:p text:style-name="P1">La CLI di react permette di creare uno scheletro applicativo in pochi istanti ed iniziare a programmare subito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list text:style-name="L2">
              <text:list-item>
                <text:p text:style-name="P5"><text:span text:style-name="T1">React</text:span><text:span text:style-name="T1"><text:tab/></text:span><text:span text:style-name="T1">è </text:span>supportato</text:p>
              </text:list-item>
            </text:list>
          </draw:text-box>
        </draw:frame>
        <draw:frame presentation:style-name="pr5" draw:text-style-name="P9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>È usato da Facebook molto intensamente nelle sue app, sito web ed anche in Istagram, quindi Facebook investe molto in React</text:p>
              </text:list-item>
              <text:list-item>
                <text:p>Utilizzano oltre 50K componenti nelle loro applicazioni</text:p>
              </text:list-item>
              <text:list-item>
                <text:p>I dipendenti Facebool sono fra i maggiori contributori al repository GitHub</text:p>
              </text:list-item>
              <text:list-item>
                <text:p>Il team di Facebook cha lavora su React ha un Blog sulle versioni</text:p>
              </text:list-item>
              <text:list-item>
                <text:p>Anche la comunità è enorme ed il Repository GitHub ha più di 164K stelle ed è uno dei repository nella Top 5 di GitHub</text:p>
              </text:list-item>
              <text:list-item>
                <text:p>Ci sono milioni di download di package al giorno</text:p>
              </text:list-item>
              <text:list-item>
                <text:p>Companies Using React</text:p>
              </text:list-item>
              <text:list-item>
                <text:p>Companies Using React</text:p>
              </text:list-item>
              <text:list-item>
                <text:p>Reactiflux è una comunità di sviluppatori React di oltre 100K persone</text:p>
              </text:list-item>
              <text:list-item>
                <text:p>StackOverflow afferma che ci sono oltre 250K domande su React</text:p>
              </text:list-item>
              <text:list-item>
                <text:p text:style-name="P8">Alcune librerie: Fluent UI, Material-UI, React-Bootstrap, ...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React<text:tab/>ha ottime prestazioni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>Aggiornamento efficente del DOM attraverso l’introduzione del Virtual DOM</text:p>
              </text:list-item>
              <text:list-item>
                <text:p>Quando lo stato di un componente cambia stato interno viene aggiornato nel modo più efficente</text:p>
              </text:list-item>
              <text:list-item>
                <text:p>Tutto è gestito dietro alle scene da React</text:p>
              </text:list-item>
              <text:list-item>
                <text:p>Questo è ancora più importante nei dispositivi mobili il consumo di energia è importante</text:p>
              </text:list-item>
              <text:list-item>
                <text:p>L’aggiornamento è effettuato in memoria cosa che favorisce la velocità</text:p>
              </text:list-item>
              <text:list-item>
                <text:p>La dimensione della librearia di React è di soli 6Kb, molto meno dei concorrenti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React<text:tab/>è facile da testare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>Si può testare una applicazione da linea di comandi con Node.js</text:p>
              </text:list-item>
              <text:list-item>
                <text:p>Utilizzando Node.js i test sono rapidi</text:p>
              </text:list-item>
              <text:list-item>
                <text:p>Esistono tool per creare velocemente i test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2" presentation:presentation-page-layout-name="AL2T1" presentation:use-date-time-name="dtd1" xml:id="id9" draw:id="id9">
        <office:forms form:automatic-focus="false" form:apply-design-mode="false"/>
        <draw:frame presentation:style-name="pr8" draw:text-style-name="P1" draw:layer="layout" svg:width="25.005cm" svg:height="2.65cm" draw:transform="skewX (-2.80980493648851E-017) rotate (0.142244334037538) translate (0.286cm 3.916cm)" presentation:class="title" presentation:user-transformed="true">
          <draw:text-box>
            <text:p text:style-name="P1">Conclusioni</text:p>
          </draw:text-box>
        </draw:frame>
        <draw:frame presentation:style-name="pr9" draw:text-style-name="P1" draw:layer="layout" svg:width="24.639cm" svg:height="5.988cm" svg:x="1.68cm" svg:y="7.358cm" presentation:class="outline" presentation:user-transformed="true">
          <draw:text-box>
            <text:list text:style-name="L2">
              <text:list-item>
                <text:p text:style-name="P1">React è eccellente per creare applicazioni su qualunque piattaforma</text:p>
              </text:list-item>
              <text:list-item>
                <text:p text:style-name="P1">È utilizzata nella stragrande maggioranza della app</text:p>
              </text:list-item>
              <text:list-item>
                <text:p text:style-name="P1">Ottimamente supportata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_5f_-background" style:display-name="Standard 2_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_5f_-backgroundobjects" style:display-name="Standard 2_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_5f_-notes" style:display-name="Standard 2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_5f_-outline1" style:display-name="Standard 2_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_5f_-outline1" style:display-name="Standard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_5f_-outline2" style:display-name="Standard 2_-outline2" style:family="presentation" style:parent-style-name="Standard_20_2_5f_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_5f_-outline3" style:display-name="Standard 2_-outline3" style:family="presentation" style:parent-style-name="Standard_20_2_5f_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_5f_-outline4" style:display-name="Standard 2_-outline4" style:family="presentation" style:parent-style-name="Standard_20_2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_5f_-outline5" style:display-name="Standard 2_-outline5" style:family="presentation" style:parent-style-name="Standard_20_2_5f_-outline4">
      <style:paragraph-properties fo:margin-left="0cm" fo:margin-right="0cm" fo:margin-top="0cm" fo:margin-bottom="0.075cm" fo:text-indent="0cm"/>
    </style:style>
    <style:style style:name="Standard_20_2_5f_-outline6" style:display-name="Standard 2_-outline6" style:family="presentation" style:parent-style-name="Standard_20_2_5f_-outline5"/>
    <style:style style:name="Standard_20_2_5f_-outline7" style:display-name="Standard 2_-outline7" style:family="presentation" style:parent-style-name="Standard_20_2_5f_-outline6"/>
    <style:style style:name="Standard_20_2_5f_-outline8" style:display-name="Standard 2_-outline8" style:family="presentation" style:parent-style-name="Standard_20_2_5f_-outline7"/>
    <style:style style:name="Standard_20_2_5f_-outline9" style:display-name="Standard 2_-outline9" style:family="presentation" style:parent-style-name="Standard_20_2_5f_-outline8"/>
    <style:style style:name="Standard_20_2_5f_-subtitle" style:display-name="Standard 2_-subtitle" style:family="presentation">
      <style:graphic-properties draw:stroke="none" draw:fill="none" draw:textarea-vertical-align="middle">
        <text:list-style style:name="Standard_20_2_5f_-subtitle" style:display-name="Standard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_5f_-title" style:display-name="Standard 2_-title" style:family="presentation">
      <style:graphic-properties draw:stroke="none" draw:fill="none" draw:textarea-vertical-align="middle">
        <text:list-style style:name="Standard_20_2_5f_-title" style:display-name="Standard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gr7" style:family="graphic" style:parent-style-name="Accent_20_1">
      <style:graphic-properties draw:textarea-vertical-align="middle" fo:min-height="6.692cm" fo:min-width="25.353cm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Standard_20_2_5f_-backgroundobjects">
      <style:graphic-properties draw:stroke="none" draw:fill-color="#b4d435" draw:textarea-vertical-align="middle"/>
    </style:style>
    <style:style style:name="Mpr17" style:family="presentation" style:parent-style-name="Standard_20_2_5f_-backgroundobjects">
      <style:graphic-properties draw:stroke="none" draw:fill-color="#88aa00" draw:textarea-vertical-align="middle"/>
    </style:style>
    <style:style style:name="Mpr18" style:family="presentation" style:parent-style-name="Standard_20_2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9" style:family="presentation" style:parent-style-name="Standard_20_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Standard_20_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_5f_" style:display-name="Standard 2_" style:page-layout-name="PM1" draw:style-name="Mdp2">
      <draw:polygon presentation:style-name="Mpr16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7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7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6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6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_5f_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7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_5f_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_5f_-title" draw:layer="backgroundobjects" svg:width="14.848cm" svg:height="11.136cm" svg:x="3.075cm" svg:y="2.257cm" presentation:class="page"/>
        <draw:frame presentation:style-name="Standard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2T19:30:51.402000000</meta:creation-date>
    <meta:editing-duration>PT2H34M8S</meta:editing-duration>
    <meta:editing-cycles>43</meta:editing-cycles>
    <meta:generator>LibreOffice/7.0.3.1$Windows_X86_64 LibreOffice_project/d7547858d014d4cf69878db179d326fc3483e082</meta:generator>
    <dc:title>Progress</dc:title>
    <dc:date>2022-10-12T22:34:11.316000000</dc:date>
    <meta:document-statistic meta:object-count="125"/>
  </office:meta>
</office:document-meta>
</file>